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MS Sans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>
            <text:p>AAAB</text:p>
          </table:table-cell>
          <table:table-cell office:value-type="string">
            <text:p>Admiralty Bancorp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ABC</text:p>
          </table:table-cell>
          <table:table-cell office:value-type="string">
            <text:p>Access Anytime Bancorp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ACB</text:p>
          </table:table-cell>
          <table:table-cell office:value-type="string">
            <text:p>Alliance Atlantis Communication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ACE</text:p>
          </table:table-cell>
          <table:table-cell office:value-type="string">
            <text:p>Ace Cash Expres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AII</text:p>
          </table:table-cell>
          <table:table-cell office:value-type="string">
            <text:p>aaiPharma Inc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ALA</text:p>
          </table:table-cell>
          <table:table-cell office:value-type="string">
            <text:p>AmerAlia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AME</text:p>
          </table:table-cell>
          <table:table-cell office:value-type="string">
            <text:p>Atlantic American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ANB</text:p>
          </table:table-cell>
          <table:table-cell office:value-type="string">
            <text:p>Abigail Adams National Bancorp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AON</text:p>
          </table:table-cell>
          <table:table-cell office:value-type="string">
            <text:p>AAON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APL</text:p>
          </table:table-cell>
          <table:table-cell office:value-type="string">
            <text:p>Apple Computer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ATK</text:p>
          </table:table-cell>
          <table:table-cell office:value-type="string">
            <text:p>American Access Technologies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AUK</text:p>
          </table:table-cell>
          <table:table-cell office:value-type="string">
            <text:p>Anglo American plc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BANP</text:p>
          </table:table-cell>
          <table:table-cell office:value-type="string">
            <text:p>Gold Banc Corporation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BAX</text:p>
          </table:table-cell>
          <table:table-cell office:value-type="string">
            <text:p>ABAXI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BK</text:p>
          </table:table-cell>
          <table:table-cell office:value-type="string">
            <text:p>Abington Bancorp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BKP</text:p>
          </table:table-cell>
          <table:table-cell office:value-type="string">
            <text:p>Abington Bancorp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BCB</text:p>
          </table:table-cell>
          <table:table-cell office:value-type="string">
            <text:p>ABC Bancorp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CO</text:p>
          </table:table-cell>
          <table:table-cell office:value-type="string">
            <text:p>Advisory Board Company (The)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CW</text:p>
          </table:table-cell>
          <table:table-cell office:value-type="string">
            <text:p>Anchor BanCorp Wisconsin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ER</text:p>
          </table:table-cell>
          <table:table-cell office:value-type="string">
            <text:p>Aber Diamond Corporation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BFI</text:p>
          </table:table-cell>
          <table:table-cell office:value-type="string">
            <text:p>American Business Financial Servic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FS</text:p>
          </table:table-cell>
          <table:table-cell office:value-type="string">
            <text:p>Arkansas Best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BGX</text:p>
          </table:table-cell>
          <table:table-cell office:value-type="string">
            <text:p>Abgenix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BIX</text:p>
          </table:table-cell>
          <table:table-cell office:value-type="string">
            <text:p>Abatix Corp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BIZ</text:p>
          </table:table-cell>
          <table:table-cell office:value-type="string">
            <text:p>Adelphia Business Solution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LE</text:p>
          </table:table-cell>
          <table:table-cell office:value-type="string">
            <text:p>Able Energy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BMC</text:p>
          </table:table-cell>
          <table:table-cell office:value-type="string">
            <text:p>American Bio Medica Corp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BMD</text:p>
          </table:table-cell>
          <table:table-cell office:value-type="string">
            <text:p>ABIOMED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RI</text:p>
          </table:table-cell>
          <table:table-cell office:value-type="string">
            <text:p>Abrams Industrie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BTL</text:p>
          </table:table-cell>
          <table:table-cell office:value-type="string">
            <text:p>Autobytel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BWG</text:p>
          </table:table-cell>
          <table:table-cell office:value-type="string">
            <text:p>A B Watley Grou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AI</text:p>
          </table:table-cell>
          <table:table-cell office:value-type="string">
            <text:p>Atlantic Coast Airlines Holding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CAM</text:p>
          </table:table-cell>
          <table:table-cell office:value-type="string">
            <text:p>Acambis plc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AP</text:p>
          </table:table-cell>
          <table:table-cell office:value-type="string">
            <text:p>American Physicians Capital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AS</text:p>
          </table:table-cell>
          <table:table-cell office:value-type="string">
            <text:p>American Capital Strategies, Ltd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CAT</text:p>
          </table:table-cell>
          <table:table-cell office:value-type="string">
            <text:p>Arctic Cat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BA</text:p>
          </table:table-cell>
          <table:table-cell office:value-type="string">
            <text:p>American Community Bancshares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CCL</text:p>
          </table:table-cell>
          <table:table-cell office:value-type="string">
            <text:p>Accelerated Network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DO</text:p>
          </table:table-cell>
          <table:table-cell office:value-type="string">
            <text:p>Accredo Health, Incorporated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EC</text:p>
          </table:table-cell>
          <table:table-cell office:value-type="string">
            <text:p>ACE*COMM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ET</text:p>
          </table:table-cell>
          <table:table-cell office:value-type="string">
            <text:p>Aceto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GL</text:p>
          </table:table-cell>
          <table:table-cell office:value-type="string">
            <text:p>Arch Capital Group Ltd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HI</text:p>
          </table:table-cell>
          <table:table-cell office:value-type="string">
            <text:p>American Country Holdings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CHIW</text:p>
          </table:table-cell>
          <table:table-cell office:value-type="string">
            <text:p>American Country Holdings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CLA</text:p>
          </table:table-cell>
          <table:table-cell office:value-type="string">
            <text:p>ACLARA BioScienc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LO</text:p>
          </table:table-cell>
          <table:table-cell office:value-type="string">
            <text:p>Accelio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LS</text:p>
          </table:table-cell>
          <table:table-cell office:value-type="string">
            <text:p>Axcelis Technologi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ME</text:p>
          </table:table-cell>
          <table:table-cell office:value-type="string">
            <text:p>ACME Communication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MR</text:p>
          </table:table-cell>
          <table:table-cell office:value-type="string">
            <text:p>A.C. Moore Arts &amp; Craft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MTA</text:p>
          </table:table-cell>
          <table:table-cell office:value-type="string">
            <text:p>ACMAT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CNAF</text:p>
          </table:table-cell>
          <table:table-cell office:value-type="string">
            <text:p>Air Canada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PW</text:p>
          </table:table-cell>
          <table:table-cell office:value-type="string">
            <text:p>Active Power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RI</text:p>
          </table:table-cell>
          <table:table-cell office:value-type="string">
            <text:p>Acacia Research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RN</text:p>
          </table:table-cell>
          <table:table-cell office:value-type="string">
            <text:p>Acorn Products, Inc.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CRT</text:p>
          </table:table-cell>
          <table:table-cell office:value-type="string">
            <text:p>Actrade Financial Technologies, Ltd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RU</text:p>
          </table:table-cell>
          <table:table-cell office:value-type="string">
            <text:p>Accrue Software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SEF</text:p>
          </table:table-cell>
          <table:table-cell office:value-type="string">
            <text:p>ACS-Tech80 Limited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CTI</text:p>
          </table:table-cell>
          <table:table-cell office:value-type="string">
            <text:p>ActivCard S.A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TL</text:p>
          </table:table-cell>
          <table:table-cell office:value-type="string">
            <text:p>Actel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TM</text:p>
          </table:table-cell>
          <table:table-cell office:value-type="string">
            <text:p>ACT Manufacturing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TN</text:p>
          </table:table-cell>
          <table:table-cell office:value-type="string">
            <text:p>Action Performance Companie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CTP</text:p>
          </table:table-cell>
          <table:table-cell office:value-type="string">
            <text:p>ActionPoint Inc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CTR</text:p>
          </table:table-cell>
          <table:table-cell office:value-type="string">
            <text:p>Acterna Corp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CTT</text:p>
          </table:table-cell>
          <table:table-cell office:value-type="string">
            <text:p>ACT Teleconferencing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TU</text:p>
          </table:table-cell>
          <table:table-cell office:value-type="string">
            <text:p>Actuate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CXM</text:p>
          </table:table-cell>
          <table:table-cell office:value-type="string">
            <text:p>Acxiom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AM</text:p>
          </table:table-cell>
          <table:table-cell office:value-type="string">
            <text:p>A.D.A.M.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AT</text:p>
          </table:table-cell>
          <table:table-cell office:value-type="string">
            <text:p>Authentidate Holding Corp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BE</text:p>
          </table:table-cell>
          <table:table-cell office:value-type="string">
            <text:p>Adobe Systems Incorporated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DBI</text:p>
          </table:table-cell>
          <table:table-cell office:value-type="string">
            <text:p>ADB Systems International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BL</text:p>
          </table:table-cell>
          <table:table-cell office:value-type="string">
            <text:p>Audible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DCT</text:p>
          </table:table-cell>
          <table:table-cell office:value-type="string">
            <text:p>ADC Telecommunication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EX</text:p>
          </table:table-cell>
          <table:table-cell office:value-type="string">
            <text:p>ADE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GO</text:p>
          </table:table-cell>
          <table:table-cell office:value-type="string">
            <text:p>Adams Golf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DIC</text:p>
          </table:table-cell>
          <table:table-cell office:value-type="string">
            <text:p>Advanced Digital Information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DLAC</text:p>
          </table:table-cell>
          <table:table-cell office:value-type="string">
            <text:p>Adelphia Communications Corporation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DLI</text:p>
          </table:table-cell>
          <table:table-cell office:value-type="string">
            <text:p>American Medical Technologies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LR</text:p>
          </table:table-cell>
          <table:table-cell office:value-type="string">
            <text:p>Adolor Corporation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DLT</text:p>
          </table:table-cell>
          <table:table-cell office:value-type="string">
            <text:p>Advanced Lighting Technologies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DPI</text:p>
          </table:table-cell>
          <table:table-cell office:value-type="string">
            <text:p>American Dental Partner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PT</text:p>
          </table:table-cell>
          <table:table-cell office:value-type="string">
            <text:p>Adaptec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RX</text:p>
          </table:table-cell>
          <table:table-cell office:value-type="string">
            <text:p>Andrx Group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SC</text:p>
          </table:table-cell>
          <table:table-cell office:value-type="string">
            <text:p>Atlantic Data Service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SK</text:p>
          </table:table-cell>
          <table:table-cell office:value-type="string">
            <text:p>Autodesk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ST</text:p>
          </table:table-cell>
          <table:table-cell office:value-type="string">
            <text:p>AdStar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DSTW</text:p>
          </table:table-cell>
          <table:table-cell office:value-type="string">
            <text:p>AdStar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DSX</text:p>
          </table:table-cell>
          <table:table-cell office:value-type="string">
            <text:p>Applied Digital Solution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TK</text:p>
          </table:table-cell>
          <table:table-cell office:value-type="string">
            <text:p>Adept Technology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TN</text:p>
          </table:table-cell>
          <table:table-cell office:value-type="string">
            <text:p>ADTRAN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VNA</text:p>
          </table:table-cell>
          <table:table-cell office:value-type="string">
            <text:p>ADVANTA Corp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VNB</text:p>
          </table:table-cell>
          <table:table-cell office:value-type="string">
            <text:p>ADVANTA Corp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VP</text:p>
          </table:table-cell>
          <table:table-cell office:value-type="string">
            <text:p>AdvancePCS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DVS</text:p>
          </table:table-cell>
          <table:table-cell office:value-type="string">
            <text:p>Advent Software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DYN</text:p>
          </table:table-cell>
          <table:table-cell office:value-type="string">
            <text:p>AVIDYN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EGGF</text:p>
          </table:table-cell>
          <table:table-cell office:value-type="string">
            <text:p>Agnico-Eagle Mines Limited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EGN</text:p>
          </table:table-cell>
          <table:table-cell office:value-type="string">
            <text:p>AeroGen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EHR</text:p>
          </table:table-cell>
          <table:table-cell office:value-type="string">
            <text:p>Aehr Test Systems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EIS</text:p>
          </table:table-cell>
          <table:table-cell office:value-type="string">
            <text:p>Advanced Energy Industri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ELA</text:p>
          </table:table-cell>
          <table:table-cell office:value-type="string">
            <text:p>AEterna Laboratories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EOS</text:p>
          </table:table-cell>
          <table:table-cell office:value-type="string">
            <text:p>American Eagle Outfitter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EPI</text:p>
          </table:table-cell>
          <table:table-cell office:value-type="string">
            <text:p>AEP Industries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ERS</text:p>
          </table:table-cell>
          <table:table-cell office:value-type="string">
            <text:p>Aero Systems Engineering, Inc.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ERTA</text:p>
          </table:table-cell>
          <table:table-cell office:value-type="string">
            <text:p>Advanced Environmental Recycling Technologies, I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ESP</text:p>
          </table:table-cell>
          <table:table-cell office:value-type="string">
            <text:p>Advanced Electronic Support Products, Inc.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ESPW</text:p>
          </table:table-cell>
          <table:table-cell office:value-type="string">
            <text:p>Advanced Electronic Support Products, Inc.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ETC</text:p>
          </table:table-cell>
          <table:table-cell office:value-type="string">
            <text:p>Applied Extrusion Technolog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ETH</text:p>
          </table:table-cell>
          <table:table-cell office:value-type="string">
            <text:p>Aether System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FAM</text:p>
          </table:table-cell>
          <table:table-cell office:value-type="string">
            <text:p>Almost Family Inc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FBC</text:p>
          </table:table-cell>
          <table:table-cell office:value-type="string">
            <text:p>Advance Financial Bancorp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FCE</text:p>
          </table:table-cell>
          <table:table-cell office:value-type="string">
            <text:p>AFC Enterpris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FCI</text:p>
          </table:table-cell>
          <table:table-cell office:value-type="string">
            <text:p>Advanced Fibre Communications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FCO</text:p>
          </table:table-cell>
          <table:table-cell office:value-type="string">
            <text:p>Applied Films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FFX</text:p>
          </table:table-cell>
          <table:table-cell office:value-type="string">
            <text:p>Affymetrix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FOP</text:p>
          </table:table-cell>
          <table:table-cell office:value-type="string">
            <text:p>Alliance Fiber Optic Products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FREZ</text:p>
          </table:table-cell>
          <table:table-cell office:value-type="string">
            <text:p>America First Real Estate Investment Partners, L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GAM</text:p>
          </table:table-cell>
          <table:table-cell office:value-type="string">
            <text:p>Acres Gaming Incorporated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GEN</text:p>
          </table:table-cell>
          <table:table-cell office:value-type="string">
            <text:p>Antigenics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GII</text:p>
          </table:table-cell>
          <table:table-cell office:value-type="string">
            <text:p>Argonaut Group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GIL</text:p>
          </table:table-cell>
          <table:table-cell office:value-type="string">
            <text:p>Agile Software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GIX</text:p>
          </table:table-cell>
          <table:table-cell office:value-type="string">
            <text:p>AtheroGenic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GNT</text:p>
          </table:table-cell>
          <table:table-cell office:value-type="string">
            <text:p>Argonaut Technolog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HAA</text:p>
          </table:table-cell>
          <table:table-cell office:value-type="string">
            <text:p>Alpha Industr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HCI</text:p>
          </table:table-cell>
          <table:table-cell office:value-type="string">
            <text:p>Ambanc Holding Co.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HLS</text:p>
          </table:table-cell>
          <table:table-cell office:value-type="string">
            <text:p>AHL Servic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HMH</text:p>
          </table:table-cell>
          <table:table-cell office:value-type="string">
            <text:p>American Home Mortgage Holding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HPI</text:p>
          </table:table-cell>
          <table:table-cell office:value-type="string">
            <text:p>Allied Healthcare Product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ICX</text:p>
          </table:table-cell>
          <table:table-cell office:value-type="string">
            <text:p>Applied Imaging Corp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III</text:p>
          </table:table-cell>
          <table:table-cell office:value-type="string">
            <text:p>Autologic Information International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IMM</text:p>
          </table:table-cell>
          <table:table-cell office:value-type="string">
            <text:p>AutoImmune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IND</text:p>
          </table:table-cell>
          <table:table-cell office:value-type="string">
            <text:p>Arnold Industr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INN</text:p>
          </table:table-cell>
          <table:table-cell office:value-type="string">
            <text:p>Applied Innovation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IQT</text:p>
          </table:table-cell>
          <table:table-cell office:value-type="string">
            <text:p>Active IQ Technologies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IQTW</text:p>
          </table:table-cell>
          <table:table-cell office:value-type="string">
            <text:p>Active IQ Technologies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IRM</text:p>
          </table:table-cell>
          <table:table-cell office:value-type="string">
            <text:p>Air Methods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IRN</text:p>
          </table:table-cell>
          <table:table-cell office:value-type="string">
            <text:p>Airspan Networks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IRT</text:p>
          </table:table-cell>
          <table:table-cell office:value-type="string">
            <text:p>Air T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KAM</text:p>
          </table:table-cell>
          <table:table-cell office:value-type="string">
            <text:p>Akamai Technologi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KLM</text:p>
          </table:table-cell>
          <table:table-cell office:value-type="string">
            <text:p>Acclaim Entertainment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KRN</text:p>
          </table:table-cell>
          <table:table-cell office:value-type="string">
            <text:p>Akorn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KSY</text:p>
          </table:table-cell>
          <table:table-cell office:value-type="string">
            <text:p>Aksys, Ltd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KZOY</text:p>
          </table:table-cell>
          <table:table-cell office:value-type="string">
            <text:p>Akzo Nobel N.V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AB</text:p>
          </table:table-cell>
          <table:table-cell office:value-type="string">
            <text:p>Alabama National Ban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AN</text:p>
          </table:table-cell>
          <table:table-cell office:value-type="string">
            <text:p>Alanco Technologies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LAO</text:p>
          </table:table-cell>
          <table:table-cell office:value-type="string">
            <text:p>Alcatel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BY</text:p>
          </table:table-cell>
          <table:table-cell office:value-type="string">
            <text:p>Community Capital Bancshares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LCD</text:p>
          </table:table-cell>
          <table:table-cell office:value-type="string">
            <text:p>Alcide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CI</text:p>
          </table:table-cell>
          <table:table-cell office:value-type="string">
            <text:p>Allcity Insurance Company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LCO</text:p>
          </table:table-cell>
          <table:table-cell office:value-type="string">
            <text:p>Alico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LDA</text:p>
          </table:table-cell>
          <table:table-cell office:value-type="string">
            <text:p>Aldila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LDN</text:p>
          </table:table-cell>
          <table:table-cell office:value-type="string">
            <text:p>Aladdin Knowledge Systems Limited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DV</text:p>
          </table:table-cell>
          <table:table-cell office:value-type="string">
            <text:p>Allied Devices Corporation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string">
            <text:p>Alexander &amp; Baldwin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LFA</text:p>
          </table:table-cell>
          <table:table-cell office:value-type="string">
            <text:p>Alfa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GI</text:p>
          </table:table-cell>
          <table:table-cell office:value-type="string">
            <text:p>American Locker Group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GN</text:p>
          </table:table-cell>
          <table:table-cell office:value-type="string">
            <text:p>Align Technology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GX</text:p>
          </table:table-cell>
          <table:table-cell office:value-type="string">
            <text:p>Allegiance Telecom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HY</text:p>
          </table:table-cell>
          <table:table-cell office:value-type="string">
            <text:p>Alpha Hospitality Corporation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LKS</text:p>
          </table:table-cell>
          <table:table-cell office:value-type="string">
            <text:p>Alkerm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LB</text:p>
          </table:table-cell>
          <table:table-cell office:value-type="string">
            <text:p>Greater Delaware Valley Savings Bank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LLE</text:p>
          </table:table-cell>
          <table:table-cell office:value-type="string">
            <text:p>Allegiant Bancorp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LEP</text:p>
          </table:table-cell>
          <table:table-cell office:value-type="string">
            <text:p>Allegiant Bancor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LP</text:p>
          </table:table-cell>
          <table:table-cell office:value-type="string">
            <text:p>Alliance Pharmaceutical Corp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LY</text:p>
          </table:table-cell>
          <table:table-cell office:value-type="string">
            <text:p>Alliance Gaming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NC</text:p>
          </table:table-cell>
          <table:table-cell office:value-type="string">
            <text:p>Alliance Financial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OG</text:p>
          </table:table-cell>
          <table:table-cell office:value-type="string">
            <text:p>Analogic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LOT</text:p>
          </table:table-cell>
          <table:table-cell office:value-type="string">
            <text:p>Astro-Med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LOY</text:p>
          </table:table-cell>
          <table:table-cell office:value-type="string">
            <text:p>Alloy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LPH</text:p>
          </table:table-cell>
          <table:table-cell office:value-type="string">
            <text:p>AlphaNet Solution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SC</text:p>
          </table:table-cell>
          <table:table-cell office:value-type="string">
            <text:p>Alliance Semiconductor Corporation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LSK</text:p>
          </table:table-cell>
          <table:table-cell office:value-type="string">
            <text:p>Alaska Communications Systems Grou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TH</text:p>
          </table:table-cell>
          <table:table-cell office:value-type="string">
            <text:p>Allos Therapeutic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TI</text:p>
          </table:table-cell>
          <table:table-cell office:value-type="string">
            <text:p>Altair International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TM</text:p>
          </table:table-cell>
          <table:table-cell office:value-type="string">
            <text:p>Alternate Marketing Networks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LTR</text:p>
          </table:table-cell>
          <table:table-cell office:value-type="string">
            <text:p>Altera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LVR</text:p>
          </table:table-cell>
          <table:table-cell office:value-type="string">
            <text:p>Alvarion Ltd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LXN</text:p>
          </table:table-cell>
          <table:table-cell office:value-type="string">
            <text:p>Alexion Pharmaceutical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AC</text:p>
          </table:table-cell>
          <table:table-cell office:value-type="string">
            <text:p>American Medical Alert Corp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MAT</text:p>
          </table:table-cell>
          <table:table-cell office:value-type="string">
            <text:p>Applied Material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BC</text:p>
          </table:table-cell>
          <table:table-cell office:value-type="string">
            <text:p>American Ban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BCP</text:p>
          </table:table-cell>
          <table:table-cell office:value-type="string">
            <text:p>American Ban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CC</text:p>
          </table:table-cell>
          <table:table-cell office:value-type="string">
            <text:p>Applied Micro Circuits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CE</text:p>
          </table:table-cell>
          <table:table-cell office:value-type="string">
            <text:p>American Claims Evaluation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CN</text:p>
          </table:table-cell>
          <table:table-cell office:value-type="string">
            <text:p>American Coin Merchandising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MCR</text:p>
          </table:table-cell>
          <table:table-cell office:value-type="string">
            <text:p>Amcor Limited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MCRP</text:p>
          </table:table-cell>
          <table:table-cell office:value-type="string">
            <text:p>Amcor Limited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MCT</text:p>
          </table:table-cell>
          <table:table-cell office:value-type="string">
            <text:p>AMRESCO Capital Trust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EN</text:p>
          </table:table-cell>
          <table:table-cell office:value-type="string">
            <text:p>Crosswalk.com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EV</text:p>
          </table:table-cell>
          <table:table-cell office:value-type="string">
            <text:p>Applied Molecular Evolution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FC</text:p>
          </table:table-cell>
          <table:table-cell office:value-type="string">
            <text:p>AMB Financial Corp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FH</text:p>
          </table:table-cell>
          <table:table-cell office:value-type="string">
            <text:p>American Financial Holding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FI</text:p>
          </table:table-cell>
          <table:table-cell office:value-type="string">
            <text:p>Amcore Financial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MGN</text:p>
          </table:table-cell>
          <table:table-cell office:value-type="string">
            <text:p>Amgen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GP</text:p>
          </table:table-cell>
          <table:table-cell office:value-type="string">
            <text:p>AMERIGROUP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HC</text:p>
          </table:table-cell>
          <table:table-cell office:value-type="string">
            <text:p>American Healthway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IE</text:p>
          </table:table-cell>
          <table:table-cell office:value-type="string">
            <text:p>Ambassadors International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KR</text:p>
          </table:table-cell>
          <table:table-cell office:value-type="string">
            <text:p>Amkor Technology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LJ</text:p>
          </table:table-cell>
          <table:table-cell office:value-type="string">
            <text:p>AML Communications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LN</text:p>
          </table:table-cell>
          <table:table-cell office:value-type="string">
            <text:p>Amylin Pharmaceuticals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MMD</text:p>
          </table:table-cell>
          <table:table-cell office:value-type="string">
            <text:p>American Medical Systems Holding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NB</text:p>
          </table:table-cell>
          <table:table-cell office:value-type="string">
            <text:p>American National Bankshar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OV</text:p>
          </table:table-cell>
          <table:table-cell office:value-type="string">
            <text:p>America Movil, S.A. de C.V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PB</text:p>
          </table:table-cell>
          <table:table-cell office:value-type="string">
            <text:p>American Pacific Bank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MPD</text:p>
          </table:table-cell>
          <table:table-cell office:value-type="string">
            <text:p>Amplidyne, Inc.</text:p>
          </table:table-cell>
          <table:table-cell office:value-type="string">
            <text:p>SCM</text:p>
          </table:table-cell>
        </table:table-row>
        <table:table-row table:style-name="ro4">
          <table:table-cell office:value-type="string">
            <text:p>AMPH</text:p>
          </table:table-cell>
          <table:table-cell office:value-type="string">
            <text:p>American Physicians Service Group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PL</text:p>
          </table:table-cell>
          <table:table-cell office:value-type="string">
            <text:p>Ampal-American Israel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PLP</text:p>
          </table:table-cell>
          <table:table-cell office:value-type="string">
            <text:p>Ampal-American Israel Corporation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MRB</text:p>
          </table:table-cell>
          <table:table-cell office:value-type="string">
            <text:p>American River Holdings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RI</text:p>
          </table:table-cell>
          <table:table-cell office:value-type="string">
            <text:p>Albany Molecular Research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RN</text:p>
          </table:table-cell>
          <table:table-cell office:value-type="string">
            <text:p>Amarin Corporation PLC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RSW</text:p>
          </table:table-cell>
          <table:table-cell office:value-type="string">
            <text:p>AmerUs Group Company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SC</text:p>
          </table:table-cell>
          <table:table-cell office:value-type="string">
            <text:p>American Superconductor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MSG</text:p>
          </table:table-cell>
          <table:table-cell office:value-type="string">
            <text:p>Amsurg Corp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SWA</text:p>
          </table:table-cell>
          <table:table-cell office:value-type="string">
            <text:p>American Software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MSY</text:p>
          </table:table-cell>
          <table:table-cell office:value-type="string">
            <text:p>American Management Systems, Incorporated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TA</text:p>
          </table:table-cell>
          <table:table-cell office:value-type="string">
            <text:p>Amistar Corporation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TC</text:p>
          </table:table-cell>
          <table:table-cell office:value-type="string">
            <text:p>Ameritrans Capital Corporation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MTD</text:p>
          </table:table-cell>
          <table:table-cell office:value-type="string">
            <text:p>Ameritrade Holding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MTR</text:p>
          </table:table-cell>
          <table:table-cell office:value-type="string">
            <text:p>Amtran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MWD</text:p>
          </table:table-cell>
          <table:table-cell office:value-type="string">
            <text:p>American Woodmark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XC</text:p>
          </table:table-cell>
          <table:table-cell office:value-type="string">
            <text:p>AMX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MZN</text:p>
          </table:table-cell>
          <table:table-cell office:value-type="string">
            <text:p>Amazon.com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NAD</text:p>
          </table:table-cell>
          <table:table-cell office:value-type="string">
            <text:p>ANADIGICS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NAT</text:p>
          </table:table-cell>
          <table:table-cell office:value-type="string">
            <text:p>American National Insurance Company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NCC</text:p>
          </table:table-cell>
          <table:table-cell office:value-type="string">
            <text:p>AirNet Communications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DE</text:p>
          </table:table-cell>
          <table:table-cell office:value-type="string">
            <text:p>Andersons, Inc. (The)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DR</text:p>
          </table:table-cell>
          <table:table-cell office:value-type="string">
            <text:p>Andersen Group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DW</text:p>
          </table:table-cell>
          <table:table-cell office:value-type="string">
            <text:p>Andrew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EN</text:p>
          </table:table-cell>
          <table:table-cell office:value-type="string">
            <text:p>Anaren Microwave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NFI</text:p>
          </table:table-cell>
          <table:table-cell office:value-type="string">
            <text:p>American National Financial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GN</text:p>
          </table:table-cell>
          <table:table-cell office:value-type="string">
            <text:p>Angeion Corporation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NII</text:p>
          </table:table-cell>
          <table:table-cell office:value-type="string">
            <text:p>Advanced Nutraceuticals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NIK</text:p>
          </table:table-cell>
          <table:table-cell office:value-type="string">
            <text:p>Anika Therapeutics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LT</text:p>
          </table:table-cell>
          <table:table-cell office:value-type="string">
            <text:p>Analytical Survey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NLY</text:p>
          </table:table-cell>
          <table:table-cell office:value-type="string">
            <text:p>Analysts International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NB</text:p>
          </table:table-cell>
          <table:table-cell office:value-type="string">
            <text:p>Annapolis Bancorp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NPI</text:p>
          </table:table-cell>
          <table:table-cell office:value-type="string">
            <text:p>Angiotech Pharmaceutical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NSI</text:p>
          </table:table-cell>
          <table:table-cell office:value-type="string">
            <text:p>Advanced Neuromodulation System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NSR</text:p>
          </table:table-cell>
          <table:table-cell office:value-type="string">
            <text:p>answerthink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NSS</text:p>
          </table:table-cell>
          <table:table-cell office:value-type="string">
            <text:p>ANSY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NST</text:p>
          </table:table-cell>
          <table:table-cell office:value-type="string">
            <text:p>Ansoft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NTP</text:p>
          </table:table-cell>
          <table:table-cell office:value-type="string">
            <text:p>PHAZAR CORP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NTR</text:p>
          </table:table-cell>
          <table:table-cell office:value-type="string">
            <text:p>Antares Pharma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NTV</text:p>
          </table:table-cell>
          <table:table-cell office:value-type="string">
            <text:p>Antenna TV S.A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OLA</text:p>
          </table:table-cell>
          <table:table-cell office:value-type="string">
            <text:p>America Online Latin America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ORGB</text:p>
          </table:table-cell>
          <table:table-cell office:value-type="string">
            <text:p>Allen Organ Company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AC</text:p>
          </table:table-cell>
          <table:table-cell office:value-type="string">
            <text:p>APAC Customer Servic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AGF</text:p>
          </table:table-cell>
          <table:table-cell office:value-type="string">
            <text:p>APCO Argentina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PAT</text:p>
          </table:table-cell>
          <table:table-cell office:value-type="string">
            <text:p>APA Optic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PCC</text:p>
          </table:table-cell>
          <table:table-cell office:value-type="string">
            <text:p>American Power Conversion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CFY</text:p>
          </table:table-cell>
          <table:table-cell office:value-type="string">
            <text:p>Atlas Pacific Limited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PCS</text:p>
          </table:table-cell>
          <table:table-cell office:value-type="string">
            <text:p>Alamosa Holding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FC</text:p>
          </table:table-cell>
          <table:table-cell office:value-type="string">
            <text:p>American Pacific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GT</text:p>
          </table:table-cell>
          <table:table-cell office:value-type="string">
            <text:p>Apogee Technology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PHT</text:p>
          </table:table-cell>
          <table:table-cell office:value-type="string">
            <text:p>Aphton Corp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PII</text:p>
          </table:table-cell>
          <table:table-cell office:value-type="string">
            <text:p>Action Products International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PLX</text:p>
          </table:table-cell>
          <table:table-cell office:value-type="string">
            <text:p>Applix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PMC</text:p>
          </table:table-cell>
          <table:table-cell office:value-type="string">
            <text:p>Applied Microsystems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OG</text:p>
          </table:table-cell>
          <table:table-cell office:value-type="string">
            <text:p>Apogee Enterpris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OL</text:p>
          </table:table-cell>
          <table:table-cell office:value-type="string">
            <text:p>Apollo Group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PPA</text:p>
          </table:table-cell>
          <table:table-cell office:value-type="string">
            <text:p>AP Pharma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PPB</text:p>
          </table:table-cell>
          <table:table-cell office:value-type="string">
            <text:p>Applebee's International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PPS</text:p>
          </table:table-cell>
          <table:table-cell office:value-type="string">
            <text:p>Appiant Technologies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PROZ</text:p>
          </table:table-cell>
          <table:table-cell office:value-type="string">
            <text:p>America First Apartment Investors, L.P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RS</text:p>
          </table:table-cell>
          <table:table-cell office:value-type="string">
            <text:p>Apropos Technology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SA</text:p>
          </table:table-cell>
          <table:table-cell office:value-type="string">
            <text:p>Alto Palermo S.A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SG</text:p>
          </table:table-cell>
          <table:table-cell office:value-type="string">
            <text:p>Applied Signal Technology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TI</text:p>
          </table:table-cell>
          <table:table-cell office:value-type="string">
            <text:p>Advanced Power Technology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PTM</text:p>
          </table:table-cell>
          <table:table-cell office:value-type="string">
            <text:p>Aptimus Inc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PWR</text:p>
          </table:table-cell>
          <table:table-cell office:value-type="string">
            <text:p>ASTROPOWER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QCR</text:p>
          </table:table-cell>
          <table:table-cell office:value-type="string">
            <text:p>Aqua Care Systems, Inc. New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RBA</text:p>
          </table:table-cell>
          <table:table-cell office:value-type="string">
            <text:p>Ariba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RCAF</text:p>
          </table:table-cell>
          <table:table-cell office:value-type="string">
            <text:p>Arcadis NV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CC</text:p>
          </table:table-cell>
          <table:table-cell office:value-type="string">
            <text:p>Allied Riser Communications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RDI</text:p>
          </table:table-cell>
          <table:table-cell office:value-type="string">
            <text:p>At Road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DM</text:p>
          </table:table-cell>
          <table:table-cell office:value-type="string">
            <text:p>Aradigm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DNA</text:p>
          </table:table-cell>
          <table:table-cell office:value-type="string">
            <text:p>Arden Grou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EA</text:p>
          </table:table-cell>
          <table:table-cell office:value-type="string">
            <text:p>Area Bancshares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GN</text:p>
          </table:table-cell>
          <table:table-cell office:value-type="string">
            <text:p>Amerigon Incorporated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RGY</text:p>
          </table:table-cell>
          <table:table-cell office:value-type="string">
            <text:p>Argosy Education Grou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IA</text:p>
          </table:table-cell>
          <table:table-cell office:value-type="string">
            <text:p>ARIAD Pharmaceutical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KR</text:p>
          </table:table-cell>
          <table:table-cell office:value-type="string">
            <text:p>Ark Restaurants Corp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RLC</text:p>
          </table:table-cell>
          <table:table-cell office:value-type="string">
            <text:p>Arel Communications &amp; Software Ltd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LP</text:p>
          </table:table-cell>
          <table:table-cell office:value-type="string">
            <text:p>Alliance Resource Partners, L.P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MF</text:p>
          </table:table-cell>
          <table:table-cell office:value-type="string">
            <text:p>Armanino Foods of Distinction, Incorporated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RMHY</text:p>
          </table:table-cell>
          <table:table-cell office:value-type="string">
            <text:p>ARM Holdings, plc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MX</text:p>
          </table:table-cell>
          <table:table-cell office:value-type="string">
            <text:p>Aramex International Limited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NA</text:p>
          </table:table-cell>
          <table:table-cell office:value-type="string">
            <text:p>Arena Pharmaceutical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OW</text:p>
          </table:table-cell>
          <table:table-cell office:value-type="string">
            <text:p>Arrow Financial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RQL</text:p>
          </table:table-cell>
          <table:table-cell office:value-type="string">
            <text:p>ArQule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RO</text:p>
          </table:table-cell>
          <table:table-cell office:value-type="string">
            <text:p>Arrow International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RRS</text:p>
          </table:table-cell>
          <table:table-cell office:value-type="string">
            <text:p>Arris Group Inc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RW</text:p>
          </table:table-cell>
          <table:table-cell office:value-type="string">
            <text:p>MindArrow Systems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RRY</text:p>
          </table:table-cell>
          <table:table-cell office:value-type="string">
            <text:p>Array BioPharma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TC</text:p>
          </table:table-cell>
          <table:table-cell office:value-type="string">
            <text:p>ArthroCare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TD</text:p>
          </table:table-cell>
          <table:table-cell office:value-type="string">
            <text:p>ARTISTdirect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TG</text:p>
          </table:table-cell>
          <table:table-cell office:value-type="string">
            <text:p>Art Technology Grou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TI</text:p>
          </table:table-cell>
          <table:table-cell office:value-type="string">
            <text:p>Artisan Component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RTL</text:p>
          </table:table-cell>
          <table:table-cell office:value-type="string">
            <text:p>The Aristotle Corporation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RTNA</text:p>
          </table:table-cell>
          <table:table-cell office:value-type="string">
            <text:p>Artesian Resources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RTW</text:p>
          </table:table-cell>
          <table:table-cell office:value-type="string">
            <text:p>Art's-Way Manufacturing Co.,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RWM</text:p>
          </table:table-cell>
          <table:table-cell office:value-type="string">
            <text:p>Arrow-Magnolia International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RXX</text:p>
          </table:table-cell>
          <table:table-cell office:value-type="string">
            <text:p>Aeroflex Incorporated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AA</text:p>
          </table:table-cell>
          <table:table-cell office:value-type="string">
            <text:p>ASA International Ltd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SBC</text:p>
          </table:table-cell>
          <table:table-cell office:value-type="string">
            <text:p>Associated Banc-Corp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BI</text:p>
          </table:table-cell>
          <table:table-cell office:value-type="string">
            <text:p>Ameriana Bancorp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BP</text:p>
          </table:table-cell>
          <table:table-cell office:value-type="string">
            <text:p>ASB Financial Corp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CA</text:p>
          </table:table-cell>
          <table:table-cell office:value-type="string">
            <text:p>Ameristar Casino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CL</text:p>
          </table:table-cell>
          <table:table-cell office:value-type="string">
            <text:p>Ascential Software Corporation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SCX</text:p>
          </table:table-cell>
          <table:table-cell office:value-type="string">
            <text:p>Advanced Switching Communication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FC</text:p>
          </table:table-cell>
          <table:table-cell office:value-type="string">
            <text:p>Astoria Financial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FD</text:p>
          </table:table-cell>
          <table:table-cell office:value-type="string">
            <text:p>Ashford.com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FI</text:p>
          </table:table-cell>
          <table:table-cell office:value-type="string">
            <text:p>Asta Funding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SFT</text:p>
          </table:table-cell>
          <table:table-cell office:value-type="string">
            <text:p>Artisoft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GN</text:p>
          </table:table-cell>
          <table:table-cell office:value-type="string">
            <text:p>On Assignment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GR</text:p>
          </table:table-cell>
          <table:table-cell office:value-type="string">
            <text:p>America Service Group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SHW</text:p>
          </table:table-cell>
          <table:table-cell office:value-type="string">
            <text:p>Ashworth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IA</text:p>
          </table:table-cell>
          <table:table-cell office:value-type="string">
            <text:p>AsiaInfo Holdings, Inc.</text:p>
          </table:table-cell>
          <table:table-cell office:value-type="string">
            <text:p>NNM</text:p>
          </table:table-cell>
        </table:table-row>
        <table:table-row table:style-name="ro4">
          <table:table-cell office:value-type="string">
            <text:p>ASIPY</text:p>
          </table:table-cell>
          <table:table-cell office:value-type="string">
            <text:p>Anangel-American Shipholdings Limited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SKJ</text:p>
          </table:table-cell>
          <table:table-cell office:value-type="string">
            <text:p>Ask Jeev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MI</text:p>
          </table:table-cell>
          <table:table-cell office:value-type="string">
            <text:p>ASM International N.V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ML</text:p>
          </table:table-cell>
          <table:table-cell office:value-type="string">
            <text:p>ASML Holding N.V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PM</text:p>
          </table:table-cell>
          <table:table-cell office:value-type="string">
            <text:p>Aspect Medical System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PT</text:p>
          </table:table-cell>
          <table:table-cell office:value-type="string">
            <text:p>Aspect Communications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PX</text:p>
          </table:table-cell>
          <table:table-cell office:value-type="string">
            <text:p>Auspex System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RV</text:p>
          </table:table-cell>
          <table:table-cell office:value-type="string">
            <text:p>AmeriServ Financial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RVP</text:p>
          </table:table-cell>
          <table:table-cell office:value-type="string">
            <text:p>AmeriServ Financial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TE</text:p>
          </table:table-cell>
          <table:table-cell office:value-type="string">
            <text:p>Astec Industri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TM</text:p>
          </table:table-cell>
          <table:table-cell office:value-type="string">
            <text:p>Aastrom Bioscienc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TSF</text:p>
          </table:table-cell>
          <table:table-cell office:value-type="string">
            <text:p>ASE Test, Limited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TT</text:p>
          </table:table-cell>
          <table:table-cell office:value-type="string">
            <text:p>ASAT Holdings Limited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SVI</text:p>
          </table:table-cell>
          <table:table-cell office:value-type="string">
            <text:p>A.S.V.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SYS</text:p>
          </table:table-cell>
          <table:table-cell office:value-type="string">
            <text:p>Amtech System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SYT</text:p>
          </table:table-cell>
          <table:table-cell office:value-type="string">
            <text:p>Asyst Technologies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AC</text:p>
          </table:table-cell>
          <table:table-cell office:value-type="string">
            <text:p>Aftermarket Technology Corp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AXZ</text:p>
          </table:table-cell>
          <table:table-cell office:value-type="string">
            <text:p>America First Tax Exempt Investors, L.P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CO</text:p>
          </table:table-cell>
          <table:table-cell office:value-type="string">
            <text:p>American Technology Corporation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TEA</text:p>
          </table:table-cell>
          <table:table-cell office:value-type="string">
            <text:p>Astea International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TGCE</text:p>
          </table:table-cell>
          <table:table-cell office:value-type="string">
            <text:p>ATG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GI</text:p>
          </table:table-cell>
          <table:table-cell office:value-type="string">
            <text:p>Alpha Technologies Group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GN</text:p>
          </table:table-cell>
          <table:table-cell office:value-type="string">
            <text:p>AltiGen Communication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HY</text:p>
          </table:table-cell>
          <table:table-cell office:value-type="string">
            <text:p>AppliedTheory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IS</text:p>
          </table:table-cell>
          <table:table-cell office:value-type="string">
            <text:p>Advanced Tissue Scienc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LRS</text:p>
          </table:table-cell>
          <table:table-cell office:value-type="string">
            <text:p>Atlantic Realty Trust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TMI</text:p>
          </table:table-cell>
          <table:table-cell office:value-type="string">
            <text:p>ATMI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ML</text:p>
          </table:table-cell>
          <table:table-cell office:value-type="string">
            <text:p>Atmel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MS</text:p>
          </table:table-cell>
          <table:table-cell office:value-type="string">
            <text:p>Tidel Technolog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PG</text:p>
          </table:table-cell>
          <table:table-cell office:value-type="string">
            <text:p>ATP Oil &amp; Gas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PX</text:p>
          </table:table-cell>
          <table:table-cell office:value-type="string">
            <text:p>Advanced Technical Product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RI</text:p>
          </table:table-cell>
          <table:table-cell office:value-type="string">
            <text:p>ATRION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RK</text:p>
          </table:table-cell>
          <table:table-cell office:value-type="string">
            <text:p>@Track Communications, Inc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TRM</text:p>
          </table:table-cell>
          <table:table-cell office:value-type="string">
            <text:p>Aetrium Incorporated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RO</text:p>
          </table:table-cell>
          <table:table-cell office:value-type="string">
            <text:p>Astronics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RX</text:p>
          </table:table-cell>
          <table:table-cell office:value-type="string">
            <text:p>Atrix Laborator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SI</text:p>
          </table:table-cell>
          <table:table-cell office:value-type="string">
            <text:p>ATS Medical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SN</text:p>
          </table:table-cell>
          <table:table-cell office:value-type="string">
            <text:p>Artesyn Technolog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TC</text:p>
          </table:table-cell>
          <table:table-cell office:value-type="string">
            <text:p>AT&amp;T Canada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TL</text:p>
          </table:table-cell>
          <table:table-cell office:value-type="string">
            <text:p>AT&amp;T Latin America Corp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TTU</text:p>
          </table:table-cell>
          <table:table-cell office:value-type="string">
            <text:p>Attunity Ltd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TTY</text:p>
          </table:table-cell>
          <table:table-cell office:value-type="string">
            <text:p>1-800-ATTORNEY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TVI</text:p>
          </table:table-cell>
          <table:table-cell office:value-type="string">
            <text:p>Activision,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TYT</text:p>
          </table:table-cell>
          <table:table-cell office:value-type="string">
            <text:p>ATI Technologies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UBN</text:p>
          </table:table-cell>
          <table:table-cell office:value-type="string">
            <text:p>Auburn National Bancorporation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UDC</text:p>
          </table:table-cell>
          <table:table-cell office:value-type="string">
            <text:p>AudioCodes Ltd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UGT</text:p>
          </table:table-cell>
          <table:table-cell office:value-type="string">
            <text:p>August Technology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ULT</text:p>
          </table:table-cell>
          <table:table-cell office:value-type="string">
            <text:p>Ault Incorporated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UTH</text:p>
          </table:table-cell>
          <table:table-cell office:value-type="string">
            <text:p>Authoriszor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UTN</text:p>
          </table:table-cell>
          <table:table-cell office:value-type="string">
            <text:p>Autonomy Corporation plc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VAN</text:p>
          </table:table-cell>
          <table:table-cell office:value-type="string">
            <text:p>Avant Immunotherapeutic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CC</text:p>
          </table:table-cell>
          <table:table-cell office:value-type="string">
            <text:p>Acorn Holding Corp.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VCI</text:p>
          </table:table-cell>
          <table:table-cell office:value-type="string">
            <text:p>Avici Systems Inc.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VCS</text:p>
          </table:table-cell>
          <table:table-cell office:value-type="string">
            <text:p>American Vantage Companies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VCT</text:p>
          </table:table-cell>
          <table:table-cell office:value-type="string">
            <text:p>Avocent Corporation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VEA</text:p>
          </table:table-cell>
          <table:table-cell office:value-type="string">
            <text:p>Avenue A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GE</text:p>
          </table:table-cell>
          <table:table-cell office:value-type="string">
            <text:p>Aviation General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VGN</text:p>
          </table:table-cell>
          <table:table-cell office:value-type="string">
            <text:p>Avigen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VGO</text:p>
          </table:table-cell>
          <table:table-cell office:value-type="string">
            <text:p>AvantGo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ID</text:p>
          </table:table-cell>
          <table:table-cell office:value-type="string">
            <text:p>Avid Technology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II</text:p>
          </table:table-cell>
          <table:table-cell office:value-type="string">
            <text:p>AVI BioPharma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IIW</text:p>
          </table:table-cell>
          <table:table-cell office:value-type="string">
            <text:p>AVI BioPharma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IIZ</text:p>
          </table:table-cell>
          <table:table-cell office:value-type="string">
            <text:p>AVI BioPharma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VIR</text:p>
          </table:table-cell>
          <table:table-cell office:value-type="string">
            <text:p>Avir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NT</text:p>
          </table:table-cell>
          <table:table-cell office:value-type="string">
            <text:p>Avant!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NX</text:p>
          </table:table-cell>
          <table:table-cell office:value-type="string">
            <text:p>Avanex Corporation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VSR</text:p>
          </table:table-cell>
          <table:table-cell office:value-type="string">
            <text:p>Avistar Communications 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TR</text:p>
          </table:table-cell>
          <table:table-cell office:value-type="string">
            <text:p>Avatar Holdings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VTRG</text:p>
          </table:table-cell>
          <table:table-cell office:value-type="string">
            <text:p>Avatar Holdings Inc.</text:p>
          </table:table-cell>
          <table:table-cell office:value-type="string">
            <text:p>SCM</text:p>
          </table:table-cell>
        </table:table-row>
        <table:table-row table:style-name="ro2">
          <table:table-cell office:value-type="string">
            <text:p>AVXT</text:p>
          </table:table-cell>
          <table:table-cell office:value-type="string">
            <text:p>AVAX Technologies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WBC</text:p>
          </table:table-cell>
          <table:table-cell office:value-type="string">
            <text:p>AmericanWest Bancorporation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WLD</text:p>
          </table:table-cell>
          <table:table-cell office:value-type="string">
            <text:p>Activeworlds Corporation</text:p>
          </table:table-cell>
          <table:table-cell office:value-type="string">
            <text:p>SCM</text:p>
          </table:table-cell>
        </table:table-row>
        <table:table-row table:style-name="ro1">
          <table:table-cell office:value-type="string">
            <text:p>AWLDW</text:p>
          </table:table-cell>
          <table:table-cell office:value-type="string">
            <text:p>Activeworlds Corporation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WRE</text:p>
          </table:table-cell>
          <table:table-cell office:value-type="string">
            <text:p>Aware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XCA</text:p>
          </table:table-cell>
          <table:table-cell office:value-type="string">
            <text:p>Axcan Pharma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XSI</text:p>
          </table:table-cell>
          <table:table-cell office:value-type="string">
            <text:p>Axcess, Inc.</text:p>
          </table:table-cell>
          <table:table-cell office:value-type="string">
            <text:p>SCM</text:p>
          </table:table-cell>
        </table:table-row>
        <table:table-row table:style-name="ro3">
          <table:table-cell office:value-type="string">
            <text:p>AXTI</text:p>
          </table:table-cell>
          <table:table-cell office:value-type="string">
            <text:p>AXT Inc</text:p>
          </table:table-cell>
          <table:table-cell office:value-type="string">
            <text:p>NNM</text:p>
          </table:table-cell>
        </table:table-row>
        <table:table-row table:style-name="ro2">
          <table:table-cell office:value-type="string">
            <text:p>AXYS</text:p>
          </table:table-cell>
          <table:table-cell office:value-type="string">
            <text:p>Axsys Technologies, Inc.</text:p>
          </table:table-cell>
          <table:table-cell office:value-type="string">
            <text:p>NNM</text:p>
          </table:table-cell>
        </table:table-row>
        <table:table-row table:style-name="ro3">
          <table:table-cell office:value-type="string">
            <text:p>AXYX</text:p>
          </table:table-cell>
          <table:table-cell office:value-type="string">
            <text:p>Axonyx, Inc.</text:p>
          </table:table-cell>
          <table:table-cell office:value-type="string">
            <text:p>NNM</text:p>
          </table:table-cell>
        </table:table-row>
        <table:table-row table:style-name="ro1">
          <table:table-cell office:value-type="string">
            <text:p>AZPN</text:p>
          </table:table-cell>
          <table:table-cell office:value-type="string">
            <text:p>Aspen Technology, Inc.</text:p>
          </table:table-cell>
          <table:table-cell office:value-type="string">
            <text:p>NNM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16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Eisen</meta:initial-creator>
    <meta:creation-date>2012-02-19T16:26:34</meta:creation-date>
    <dc:date>2012-02-19T16:28:23</dc:date>
    <dc:creator>Jon Eisen</dc:creator>
    <meta:editing-duration>PT1M50S</meta:editing-duration>
    <meta:editing-cycles>1</meta:editing-cycles>
    <meta:document-statistic meta:table-count="3" meta:cell-count="1191" meta:object-count="0"/>
    <meta:generator>LibreOffice/3.4$Unix LibreOffice_project/340m1$Build-402</meta:generator>
  </office:meta>
</office:document-meta>
</file>